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12" style:family="table">
      <style:table-properties style:width="6.925in" table:align="margins" style:shadow="none" style:may-break-between-rows="true" table:border-model="collapsing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2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2.B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2.B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2.A6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2.B6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758aa" officeooo:paragraph-rsid="00c75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2854" officeooo:paragraph-rsid="00c82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e9d1" officeooo:paragraph-rsid="00cae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614d" officeooo:paragraph-rsid="00d16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42909" officeooo:paragraph-rsid="00d42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8bbfc" officeooo:paragraph-rsid="00d8b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e321ea" officeooo:paragraph-rsid="00e32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e4b0d5" officeooo:paragraph-rsid="00e4b0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67" style:family="paragraph" style:parent-style-name="Text_20_body">
      <style:text-properties officeooo:paragraph-rsid="001e51d3"/>
    </style:style>
    <style:style style:name="P68" style:family="paragraph" style:parent-style-name="Standard">
      <style:text-properties officeooo:paragraph-rsid="00b49a8e"/>
    </style:style>
    <style:style style:name="P69" style:family="paragraph" style:parent-style-name="Standard">
      <style:text-properties officeooo:paragraph-rsid="007b524e"/>
    </style:style>
    <style:style style:name="P7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ec7329" officeooo:paragraph-rsid="00ec732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73" style:family="paragraph" style:parent-style-name="Heading_20_1">
      <style:paragraph-properties fo:text-align="center" style:justify-single-word="false"/>
      <style:text-properties fo:background-color="transparent"/>
    </style:style>
    <style:style style:name="P74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75" style:family="paragraph" style:parent-style-name="Heading_20_1">
      <style:text-properties officeooo:paragraph-rsid="001e51d3"/>
    </style:style>
    <style:style style:name="P76" style:family="paragraph" style:parent-style-name="Heading_20_1" style:master-page-name="Standard">
      <style:paragraph-properties style:page-number="1" fo:break-before="page"/>
      <style:text-properties officeooo:rsid="00c0e4b6" officeooo:paragraph-rsid="00c0e4b6" fo:background-color="#f7d1d5"/>
    </style:style>
    <style:style style:name="P77" style:family="paragraph" style:parent-style-name="Heading_20_2">
      <style:text-properties officeooo:paragraph-rsid="0093f1d8"/>
    </style:style>
    <style:style style:name="P78" style:family="paragraph" style:parent-style-name="Heading_20_2">
      <style:text-properties officeooo:rsid="00b06645" officeooo:paragraph-rsid="00b06645"/>
    </style:style>
    <style:style style:name="P79" style:family="paragraph" style:parent-style-name="Heading_20_3">
      <style:text-properties officeooo:paragraph-rsid="00388b58"/>
    </style:style>
    <style:style style:name="P80" style:family="paragraph" style:parent-style-name="Heading_20_3">
      <style:text-properties officeooo:rsid="0060ca7d" officeooo:paragraph-rsid="0060ca7d"/>
    </style:style>
    <style:style style:name="P81" style:family="paragraph" style:parent-style-name="Heading_20_3">
      <style:text-properties officeooo:rsid="0028f927"/>
    </style:style>
    <style:style style:name="P82" style:family="paragraph" style:parent-style-name="Heading_20_3">
      <style:text-properties officeooo:rsid="0048e958" officeooo:paragraph-rsid="0048e958"/>
    </style:style>
    <style:style style:name="P83" style:family="paragraph" style:parent-style-name="Heading_20_3">
      <style:text-properties officeooo:paragraph-rsid="007b167b"/>
    </style:style>
    <style:style style:name="P84" style:family="paragraph" style:parent-style-name="Heading_20_3">
      <style:text-properties officeooo:rsid="00b06645" officeooo:paragraph-rsid="00b06645"/>
    </style:style>
    <style:style style:name="P85" style:family="paragraph" style:parent-style-name="Heading_20_3">
      <style:text-properties officeooo:rsid="00b1b67c" officeooo:paragraph-rsid="00b1b67c"/>
    </style:style>
    <style:style style:name="P86" style:family="paragraph" style:parent-style-name="Heading_20_3">
      <style:text-properties officeooo:rsid="00b36b69" officeooo:paragraph-rsid="00b36b69"/>
    </style:style>
    <style:style style:name="P87" style:family="paragraph" style:parent-style-name="Heading_20_3">
      <style:text-properties officeooo:rsid="00b49a8e" officeooo:paragraph-rsid="00b49a8e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e961b" style:font-style-asian="italic" style:font-style-complex="italic"/>
    </style:style>
    <style:style style:name="T10" style:family="text">
      <style:text-properties fo:font-style="italic" officeooo:rsid="00e2445b" style:font-style-asian="italic" style:font-style-complex="italic"/>
    </style:style>
    <style:style style:name="T11" style:family="text">
      <style:text-properties fo:font-style="italic" officeooo:rsid="00d8bbfc" style:font-style-asian="italic" style:font-style-complex="italic"/>
    </style:style>
    <style:style style:name="T12" style:family="text">
      <style:text-properties fo:font-style="italic" officeooo:rsid="00e4b0d5" style:font-style-asian="italic" style:font-style-complex="italic"/>
    </style:style>
    <style:style style:name="T13" style:family="text">
      <style:text-properties fo:font-style="italic" officeooo:rsid="00e710d3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4d72fc"/>
    </style:style>
    <style:style style:name="T16" style:family="text">
      <style:text-properties officeooo:rsid="005004f0"/>
    </style:style>
    <style:style style:name="T17" style:family="text">
      <style:text-properties officeooo:rsid="0051aaaa"/>
    </style:style>
    <style:style style:name="T18" style:family="text">
      <style:text-properties officeooo:rsid="005322d9"/>
    </style:style>
    <style:style style:name="T19" style:family="text">
      <style:text-properties officeooo:rsid="005996c7"/>
    </style:style>
    <style:style style:name="T20" style:family="text">
      <style:text-properties officeooo:rsid="005e961b"/>
    </style:style>
    <style:style style:name="T21" style:family="text">
      <style:text-properties officeooo:rsid="0060ca7d"/>
    </style:style>
    <style:style style:name="T22" style:family="text">
      <style:text-properties officeooo:rsid="00339a6c" fo:background-color="#e0c2cd" loext:char-shading-value="0"/>
    </style:style>
    <style:style style:name="T23" style:family="text">
      <style:text-properties officeooo:rsid="001e51d3" fo:background-color="#e0c2cd" loext:char-shading-value="0"/>
    </style:style>
    <style:style style:name="T24" style:family="text">
      <style:text-properties officeooo:rsid="00716b7c"/>
    </style:style>
    <style:style style:name="T25" style:family="text">
      <style:text-properties officeooo:rsid="00781b17"/>
    </style:style>
    <style:style style:name="T26" style:family="text">
      <style:text-properties officeooo:rsid="00796e57"/>
    </style:style>
    <style:style style:name="T27" style:family="text">
      <style:text-properties officeooo:rsid="007ac6db"/>
    </style:style>
    <style:style style:name="T28" style:family="text">
      <style:text-properties officeooo:rsid="007ad3ce"/>
    </style:style>
    <style:style style:name="T29" style:family="text">
      <style:text-properties officeooo:rsid="007b167b"/>
    </style:style>
    <style:style style:name="T30" style:family="text">
      <style:text-properties officeooo:rsid="007b524e"/>
    </style:style>
    <style:style style:name="T31" style:family="text">
      <style:text-properties officeooo:rsid="0082abe3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aaaa9c" style:font-weight-asian="normal" style:font-weight-complex="normal"/>
    </style:style>
    <style:style style:name="T34" style:family="text">
      <style:text-properties fo:font-weight="normal" officeooo:rsid="00aad54f" style:font-weight-asian="normal" style:font-weight-complex="normal"/>
    </style:style>
    <style:style style:name="T35" style:family="text">
      <style:text-properties fo:font-weight="normal" officeooo:rsid="00c5a010" style:font-weight-asian="normal" style:font-weight-complex="normal"/>
    </style:style>
    <style:style style:name="T36" style:family="text">
      <style:text-properties officeooo:rsid="00ab4c48"/>
    </style:style>
    <style:style style:name="T37" style:family="text">
      <style:text-properties officeooo:rsid="00b36b69"/>
    </style:style>
    <style:style style:name="T38" style:family="text">
      <style:text-properties officeooo:rsid="00b49a8e"/>
    </style:style>
    <style:style style:name="T39" style:family="text">
      <style:text-properties officeooo:rsid="00b4a34a"/>
    </style:style>
    <style:style style:name="T40" style:family="text">
      <style:text-properties officeooo:rsid="00b62d74"/>
    </style:style>
    <style:style style:name="T41" style:family="text">
      <style:text-properties officeooo:rsid="00b8f339"/>
    </style:style>
    <style:style style:name="T42" style:family="text">
      <style:text-properties officeooo:rsid="00bd7265"/>
    </style:style>
    <style:style style:name="T43" style:family="text">
      <style:text-properties officeooo:rsid="00bdc467"/>
    </style:style>
    <style:style style:name="T44" style:family="text">
      <style:text-properties officeooo:rsid="00c0e4b6" fo:background-color="transparent" loext:char-shading-value="0"/>
    </style:style>
    <style:style style:name="T45" style:family="text">
      <style:text-properties officeooo:rsid="00c758aa"/>
    </style:style>
    <style:style style:name="T46" style:family="text">
      <style:text-properties officeooo:rsid="00c82854"/>
    </style:style>
    <style:style style:name="T47" style:family="text">
      <style:text-properties officeooo:rsid="00c98bf1"/>
    </style:style>
    <style:style style:name="T48" style:family="text">
      <style:text-properties officeooo:rsid="00cae9d1"/>
    </style:style>
    <style:style style:name="T49" style:family="text">
      <style:text-properties officeooo:rsid="00cc82b2"/>
    </style:style>
    <style:style style:name="T50" style:family="text">
      <style:text-properties officeooo:rsid="00cce110"/>
    </style:style>
    <style:style style:name="T51" style:family="text">
      <style:text-properties officeooo:rsid="00d30eae"/>
    </style:style>
    <style:style style:name="T52" style:family="text">
      <style:text-properties officeooo:rsid="00d335f8"/>
    </style:style>
    <style:style style:name="T53" style:family="text">
      <style:text-properties officeooo:rsid="00dc43cd"/>
    </style:style>
    <style:style style:name="T54" style:family="text">
      <style:text-properties officeooo:rsid="00de125f"/>
    </style:style>
    <style:style style:name="T55" style:family="text">
      <style:text-properties officeooo:rsid="00de9e52"/>
    </style:style>
    <style:style style:name="T56" style:family="text">
      <style:text-properties officeooo:rsid="00e2445b"/>
    </style:style>
    <style:style style:name="T57" style:family="text">
      <style:text-properties officeooo:rsid="00d8bbfc"/>
    </style:style>
    <style:style style:name="T58" style:family="text">
      <style:text-properties officeooo:rsid="00e4b0d5"/>
    </style:style>
    <style:style style:name="T59" style:family="text">
      <style:text-properties officeooo:rsid="00e64b24"/>
    </style:style>
    <style:style style:name="T60" style:family="text">
      <style:text-properties officeooo:rsid="00e66162"/>
    </style:style>
    <style:style style:name="T61" style:family="text">
      <style:text-properties officeooo:rsid="00e710d3"/>
    </style:style>
    <style:style style:name="T62" style:family="text">
      <style:text-properties officeooo:rsid="00ea84a6"/>
    </style:style>
    <style:style style:name="T63" style:family="text">
      <style:text-properties officeooo:rsid="00ec7329"/>
    </style:style>
    <style:style style:name="T6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1"/>
      <text:h text:style-name="P73" text:outline-level="1"/>
      <text:h text:style-name="P74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6">Nama</text:p>
          </table:table-cell>
          <table:table-cell table:style-name="Table1.A1" office:value-type="string">
            <text:p text:style-name="P66">:</text:p>
          </table:table-cell>
          <table:table-cell table:style-name="Table1.A1" office:value-type="string">
            <text:p text:style-name="P66">Rifdi Andzar Nazhara</text:p>
          </table:table-cell>
        </table:table-row>
        <table:table-row>
          <table:table-cell table:style-name="Table1.A1" office:value-type="string">
            <text:p text:style-name="P66">Nomor Urut</text:p>
          </table:table-cell>
          <table:table-cell table:style-name="Table1.A1" office:value-type="string">
            <text:p text:style-name="P66">:</text:p>
          </table:table-cell>
          <table:table-cell table:style-name="Table1.A1" office:value-type="string">
            <text:p text:style-name="P66">009</text:p>
          </table:table-cell>
        </table:table-row>
        <table:table-row>
          <table:table-cell table:style-name="Table1.A1" office:value-type="string">
            <text:p text:style-name="P66">Judul Project</text:p>
          </table:table-cell>
          <table:table-cell table:style-name="Table1.A1" office:value-type="string">
            <text:p text:style-name="P66">:</text:p>
          </table:table-cell>
          <table:table-cell table:style-name="Table1.A1" office:value-type="string">
            <text:p text:style-name="P66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5" text:outline-level="1" text:is-list-header="true"/>
      <text:p text:style-name="P67"/>
      <text:p text:style-name="P67"/>
      <text:p text:style-name="P67"/>
      <text:p text:style-name="P67"/>
      <text:p text:style-name="P67"/>
      <text:h text:style-name="P76" text:outline-level="1">Commit History</text:h>
      <table:table table:name="Table12" table:style-name="Table12" table:template-name="Box List Blue">
        <table:table-column table:style-name="Table12.A"/>
        <table:table-column table:style-name="Table12.B"/>
        <table:table-row>
          <table:table-cell table:style-name="Table12.A1" office:value-type="string">
            <text:p text:style-name="P70">Deskripsi</text:p>
          </table:table-cell>
          <table:table-cell table:style-name="Table12.A1" office:value-type="string">
            <text:p text:style-name="P70">Link</text:p>
          </table:table-cell>
        </table:table-row>
        <table:table-row table:style-name="Table12.2">
          <table:table-cell table:style-name="Table12.A2" office:value-type="string">
            <text:p text:style-name="P46">- Halaman-halaman utama (user, login, artwork dan homepage).</text:p>
          </table:table-cell>
          <table:table-cell table:style-name="Table12.B2" office:value-type="string">
            <text:p text:style-name="P52"><text:a xlink:type="simple" xlink:href="https://github.com/rfdzan/009-Rifdi-Andzar-Nazhara/releases/tag/progress_1" text:style-name="Internet_20_link" text:visited-style-name="Visited_20_Internet_20_Link"><text:span text:style-name="T44">progress_1</text:span></text:a></text:p>
          </table:table-cell>
        </table:table-row>
        <table:table-row table:style-name="Table12.2">
          <table:table-cell table:style-name="Table12.A3" office:value-type="string">
            <text:p text:style-name="P46">- Model dan database migration.</text:p>
          </table:table-cell>
          <table:table-cell table:style-name="Table12.B3" office:value-type="string">
            <text:p text:style-name="P52"><text:a xlink:type="simple" xlink:href="https://github.com/rfdzan/009-Rifdi-Andzar-Nazhara/releases/tag/progress_2" text:style-name="Internet_20_link" text:visited-style-name="Visited_20_Internet_20_Link"><text:span text:style-name="T44">progress_2</text:span></text:a></text:p>
          </table:table-cell>
        </table:table-row>
        <table:table-row table:style-name="Table12.2">
          <table:table-cell table:style-name="Table12.A2" office:value-type="string">
            <text:p text:style-name="P46">- <text:span text:style-name="T11">Front-end</text:span><text:span text:style-name="T57"> </text:span></text:p>
          </table:table-cell>
          <table:table-cell table:style-name="Table12.B4" office:value-type="string">
            <text:p text:style-name="P53"><text:a xlink:type="simple" xlink:href="https://github.com/rfdzan/009-Rifdi-Andzar-Nazhara/releases/tag/progress_3" text:style-name="Internet_20_link" text:visited-style-name="Visited_20_Internet_20_Link">progress_3</text:a></text:p>
          </table:table-cell>
        </table:table-row>
        <table:table-row table:style-name="Table12.2">
          <table:table-cell table:style-name="Table12.A3" office:value-type="string">
            <text:p text:style-name="P46">- <text:span text:style-name="T10">Front-end: </text:span><text:span text:style-name="T56">User page, artwork page, upload form</text:span></text:p>
          </table:table-cell>
          <table:table-cell table:style-name="Table12.B5" office:value-type="string">
            <text:p text:style-name="P54"><text:a xlink:type="simple" xlink:href="https://github.com/rfdzan/009-Rifdi-Andzar-Nazhara/releases/tag/progress_4" text:style-name="Internet_20_link" text:visited-style-name="Visited_20_Internet_20_Link">progress_4</text:a></text:p>
          </table:table-cell>
        </table:table-row>
        <table:table-row>
          <table:table-cell table:style-name="Table12.A6" office:value-type="string">
            <text:p text:style-name="P88">- <text:span text:style-name="T63">Site MVP achieved.</text:span></text:p>
          </table:table-cell>
          <table:table-cell table:style-name="Table12.B6" office:value-type="string">
            <text:p text:style-name="P71"><text:a xlink:type="simple" xlink:href="https://github.com/rfdzan/009-Rifdi-Andzar-Nazhara/releases/tag/progress_5" text:style-name="Internet_20_link" text:visited-style-name="Visited_20_Internet_20_Link">progress_5</text:a></text:p>
          </table:table-cell>
        </table:table-row>
      </table:table>
      <text:h text:style-name="P75" text:outline-level="1" text:is-list-header="true"><text:span text:style-name="T22">Deskripsi dan Progress </text:span><text:span text:style-name="T23">Fitur</text:span></text:h>
      <text:h text:style-name="P77" text:outline-level="2">Autentikasi <text:span text:style-name="T1">(</text:span><text:span text:style-name="T62">10</text:span><text:span text:style-name="T58">0</text:span><text:span text:style-name="T1">%)</text:span></text:h>
      <text:h text:style-name="P79" text:outline-level="3"><text:span text:style-name="T6">Logi</text:span><text:span text:style-name="T21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58">Teknis</text:p>
          </table:table-cell>
          <table:table-cell table:style-name="Table6.A1" office:value-type="string">
            <text:p text:style-name="P58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58">login</text:span></text:p>
          </table:table-cell>
        </table:table-row>
        <table:table-row table:style-name="Table6.2">
          <table:table-cell table:style-name="Table6.A3" office:value-type="string">
            <text:p text:style-name="P25">UI</text:p>
          </table:table-cell>
          <table:table-cell table:style-name="Table6.B3" office:value-type="string">
            <text:p text:style-name="P25"><text:span text:style-name="T20">D</text:span>esain halaman sederhana <text:span text:style-name="T20">meliputi dua </text:span><text:span text:style-name="T9">input field</text:span><text:span text:style-name="T20">: username dan password lalu sebuah tombol </text:span><text:span text:style-name="T9">login.</text:span></text:p>
          </table:table-cell>
        </table:table-row>
        <table:table-row table:style-name="Table6.2">
          <table:table-cell table:style-name="Table6.A2" office:value-type="string">
            <text:p text:style-name="P25">Bentuk interaksi</text:p>
          </table:table-cell>
          <table:table-cell table:style-name="Table6.B2" office:value-type="string">
            <text:p text:style-name="P26">Melalui dua <text:span text:style-name="T8">input field</text:span> username dan password, data di<text:span text:style-name="T26">k</text:span>irim <text:span text:style-name="T25">dan divalidasi </text:span>saat pengguna klik tombol <text:span text:style-name="T8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- <text:span text:style-name="T58">Saat user sukses login, akan redirect ke laman user.</text:span></text:p>
            <text:p text:style-name="P5">- <text:span text:style-name="T58">Username yang sudah ada saat registrasi dan password yang salah saat login memberikan peringatan kepada user.</text:span></text:p>
            <text:p text:style-name="P55">- User harus terautentikasi terlebih dahulu sebelum bisa upload.</text:p>
          </table:table-cell>
        </table:table-row>
      </table:table>
      <text:h text:style-name="P80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58">Teknis</text:p>
          </table:table-cell>
          <table:table-cell table:style-name="Table2.A1" office:value-type="string">
            <text:p text:style-name="P58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7">/<text:span text:style-name="T58">registration</text:span></text:p>
          </table:table-cell>
        </table:table-row>
        <table:table-row table:style-name="Table2.2">
          <table:table-cell table:style-name="Table2.A3" office:value-type="string">
            <text:p text:style-name="P25">UI</text:p>
          </table:table-cell>
          <table:table-cell table:style-name="Table2.A3" office:value-type="string">
            <text:p text:style-name="P55">Desain halaman sederhana berupa tiga input field <text:span text:style-name="T8">username, email</text:span> dan <text:span text:style-name="T8">password.</text:span></text:p>
          </table:table-cell>
        </table:table-row>
        <table:table-row table:style-name="Table2.2">
          <table:table-cell table:style-name="Table2.A2" office:value-type="string">
            <text:p text:style-name="P25">Bentuk interaksi</text:p>
          </table:table-cell>
          <table:table-cell table:style-name="Table2.A2" office:value-type="string">
            <text:p text:style-name="P55">Pengguna baru akan registrasi lewat halaman Sign Up, lalu dialihkan ke halaman masing-masing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- <text:span text:style-name="T58">Proses sign up yang berhasil akan menyimpan </text:span><text:span text:style-name="T12">username </text:span><text:span text:style-name="T58">dan email seadanya. </text:span><text:span text:style-name="T12">Password</text:span><text:span text:style-name="T58"> akan disimpan dalam bentuk hashed.</text:span></text:p>
          </table:table-cell>
        </table:table-row>
      </table:table>
      <text:h text:style-name="Heading_20_2" text:outline-level="2">Upload <text:span text:style-name="T27">(</text:span><text:span text:style-name="T58">100</text:span><text:span text:style-name="T27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56">Teknis</text:p>
          </table:table-cell>
          <table:table-cell table:style-name="Table3.A1" office:value-type="string">
            <text:p text:style-name="P56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8"><text:span text:style-name="T4">/</text:span><text:span text:style-name="T19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8">UI</text:p>
          </table:table-cell>
          <table:table-cell table:style-name="Table3.A3" office:value-type="string">
            <text:p text:style-name="P32">*pop-up* file browser untuk memilih gambar.</text:p>
          </table:table-cell>
        </table:table-row>
        <text:soft-page-break/>
        <table:table-row table:style-name="Table3.2">
          <table:table-cell table:style-name="Table3.A2" office:value-type="string">
            <text:p text:style-name="P11">Bentuk interaksi</text:p>
          </table:table-cell>
          <table:table-cell table:style-name="Table3.A2" office:value-type="string">
            <text:p text:style-name="P34">- <text:span text:style-name="T61">Sebuah </text:span><text:span text:style-name="T13">form </text:span><text:span text:style-name="T61">pop up yang menampilkan sebuah tombol ‘browse files’ untuk menyari file untuk di upload.</text:span></text:p>
            <text:p text:style-name="P33">- Penggu<text:span text:style-name="T36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3">- Diatur oleh UploadController.</text:p>
            <text:p text:style-name="P65"><text:span text:style-name="T32">- </text:span><text:span text:style-name="T33">Interaksi lebih lanjut </text:span><text:span text:style-name="T34">akan </text:span><text:span text:style-name="T33">diatur lewat ‘upload.js’</text:span></text:p>
            <text:p text:style-name="P65"><text:span text:style-name="T32">- Hanya menerima file gambar lewat atribut “name</text:span><text:span text:style-name="T14">=</text:span><text:span text:style-name="T32">‘image/*”.</text:span></text:p>
            <text:p text:style-name="P65"><text:span text:style-name="T32">- </text:span><text:span text:style-name="T35">Mekanisme store telah diimplementasi pada UploadController. Setiap karya yang diupload muncul di homepage dan userpage.</text:span></text:p>
          </table:table-cell>
        </table:table-row>
      </table:table>
      <text:h text:style-name="Heading_20_2" text:outline-level="2">Layouting <text:span text:style-name="T53">(</text:span><text:span text:style-name="T62">100</text:span><text:span text:style-name="T28">%)</text:span></text:h>
      <text:h text:style-name="P81" text:outline-level="3">Home page <text:span text:style-name="T45">(</text:span><text:span text:style-name="T59">100</text:span><text:span text:style-name="T45">%)</text:span>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64">Teknis</text:p>
          </table:table-cell>
          <table:table-cell table:style-name="Table4.A1" office:value-type="string">
            <text:p text:style-name="P64">Progress / <text:span text:style-name="T17">Deskripsi</text:span></text:p>
          </table:table-cell>
        </table:table-row>
        <table:table-row table:style-name="Table4.2">
          <table:table-cell table:style-name="Table4.A2" office:value-type="string">
            <text:p text:style-name="P10">Routing</text:p>
          </table:table-cell>
          <table:table-cell table:style-name="Table4.A2" office:value-type="string">
            <text:p text:style-name="P21">/</text:p>
          </table:table-cell>
        </table:table-row>
        <table:table-row table:style-name="Table4.2">
          <table:table-cell table:style-name="Table4.A3" office:value-type="string">
            <text:p text:style-name="P21">UI</text:p>
          </table:table-cell>
          <table:table-cell table:style-name="Table4.A3" office:value-type="string">
            <text:p text:style-name="P50">- Tema warna sudah ditentukan</text:p>
            <text:p text:style-name="P50">- Logo sudah ditentukan <text:span text:style-name="T51">dan dipasang.</text:span></text:p>
            <text:p text:style-name="P50">- <text:span text:style-name="T51">Setiap gambar ditampilkan dalam sebuah </text:span><text:span text:style-name="T52">kotak</text:span><text:span text:style-name="T51"> dengan ukuran yang sama.</text:span></text:p>
          </table:table-cell>
        </table:table-row>
        <table:table-row table:style-name="Table4.2">
          <table:table-cell table:style-name="Table4.A2" office:value-type="string">
            <text:p text:style-name="P24">Bentuk interaksi</text:p>
          </table:table-cell>
          <table:table-cell table:style-name="Table4.A2" office:value-type="string">
            <text:p text:style-name="P21">- <text:span text:style-name="T5">Display karya ilustrator terbaru</text:span></text:p>
            <text:p text:style-name="P21">- <text:span text:style-name="T7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0">Business logic</text:p>
          </table:table-cell>
          <table:table-cell table:style-name="Table4.A5" office:value-type="string">
            <text:p text:style-name="P15">- <text:span text:style-name="T45">Diatur oleh HomepageController.</text:span></text:p>
            <text:p text:style-name="P15">- <text:span text:style-name="T45">HomepageController melakukan statement SELECT pada database, lalu menarik id, user_id dan source dan menampilkan semua gambar yang ada.</text:span></text:p>
          </table:table-cell>
        </table:table-row>
      </table:table>
      <text:h text:style-name="P82" text:outline-level="3"><text:span text:style-name="T50">User</text:span> Page <text:span text:style-name="T48">(</text:span><text:span text:style-name="T62">100</text:span><text:span text:style-name="T48">%)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57">Teknis</text:p>
          </table:table-cell>
          <table:table-cell table:style-name="Table5.A1" office:value-type="string">
            <text:p text:style-name="P57">Progress / <text:span text:style-name="T16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19">/<text:span text:style-name="T15">{user}</text:span></text:p>
          </table:table-cell>
        </table:table-row>
        <table:table-row table:style-name="Table5.2">
          <table:table-cell table:style-name="Table5.A3" office:value-type="string">
            <text:p text:style-name="P19">UI</text:p>
          </table:table-cell>
          <table:table-cell table:style-name="Table5.A3" office:value-type="string">
            <text:p text:style-name="P19">- <text:span text:style-name="T18">Halaman dibagi menjadi dua bagian, 70% sebelah kiri dan 30% sebelah kanan. Bagian kiri adalah tampilan karya dan bagian kanan adalah deskripsi </text:span><text:span text:style-name="T24">author/</text:span><text:span text:style-name="T18">illustrator.</text:span></text:p>
            <text:p text:style-name="P19">- <text:span text:style-name="T55">Karya ditampilkan sama seperti halaman homepage, berupa persegi dengan ukuran yang sama untuk thumbnail.</text:span></text:p>
            <text:p text:style-name="P19">- <text:span text:style-name="T54">Upload form merupakan sebuah popup.</text:span></text:p>
          </table:table-cell>
        </table:table-row>
        <table:table-row table:style-name="Table5.2">
          <table:table-cell table:style-name="Table5.A2" office:value-type="string">
            <text:p text:style-name="P22">Bentuk interaksi</text:p>
          </table:table-cell>
          <table:table-cell table:style-name="Table5.A2" office:value-type="string">
            <text:p text:style-name="P19">- <text:span text:style-name="T15">Display karya seorang ilustrator.</text:span></text:p>
            <text:p text:style-name="P19">- <text:span text:style-name="T15">Upload karya baru.</text:span></text:p>
            <text:p text:style-name="P19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16">- <text:span text:style-name="T45">Diatur oleh UserController.</text:span></text:p>
            <text:p text:style-name="P47">- Menarik data dari dua tabel <text:span text:style-name="T47">pada</text:span> database: user dan illustration. Pada kedua tabel dilakukan statement SELECT yang menarik semua ilustrasi dengan user_id tertentu yang ada di database sesuai dengan username. </text:p>
          </table:table-cell>
        </table:table-row>
      </table:table>
      <text:h text:style-name="P83" text:outline-level="3"><text:soft-page-break/><text:span text:style-name="T29">Artwork Pag</text:span><text:span text:style-name="T31">e </text:span><text:span text:style-name="T58">(</text:span><text:span text:style-name="T62">100</text:span><text:span text:style-name="T48">%)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59">Teknis</text:p>
          </table:table-cell>
          <table:table-cell table:style-name="Table7.A1" office:value-type="string">
            <text:p text:style-name="P59">Progress / <text:span text:style-name="T16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20">/<text:span text:style-name="T30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0">UI</text:p>
          </table:table-cell>
          <table:table-cell table:style-name="Table7.A3" office:value-type="string">
            <text:p text:style-name="P51">- Merupakan sebuah halaman yang dibagi dua, sebelah kiri gambar dan sebelah kanan ada <text:span text:style-name="T8">card </text:span>untuk menampilkan deskripsi gambar, berikut author/ilustrator.</text:p>
          </table:table-cell>
        </table:table-row>
        <table:table-row table:style-name="Table7.2">
          <table:table-cell table:style-name="Table7.A2" office:value-type="string">
            <text:p text:style-name="P23">Bentuk interaksi</text:p>
          </table:table-cell>
          <table:table-cell table:style-name="Table7.A2" office:value-type="string">
            <text:p text:style-name="P28">Display karya.</text:p>
          </table:table-cell>
        </table:table-row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17">- <text:span text:style-name="T46">Diatur oleh ImageController.</text:span></text:p>
            <text:p text:style-name="P48">- Menarik data dari dua tabel pada database: user dan illustration.</text:p>
            <text:p text:style-name="P48">- Dari tabel user ditarik username sesuai dengan user_id yang ada pada tabel illustration. Username ditampilkan pada halaman artwork beserta nama dan link author/ilustrator.</text:p>
          </table:table-cell>
        </table:table-row>
      </table:table>
      <text:p text:style-name="P69"/>
      <text:h text:style-name="P78" text:outline-level="2">Model (<text:span text:style-name="T60">100</text:span>%)</text:h>
      <text:h text:style-name="P84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60">Teknis</text:p>
          </table:table-cell>
          <table:table-cell table:style-name="Table8.A1" office:value-type="string">
            <text:p text:style-name="P60">Progress / <text:span text:style-name="T16">Deskripsi</text:span></text:p>
          </table:table-cell>
        </table:table-row>
        <table:table-row table:style-name="Table8.2">
          <table:table-cell table:style-name="Table8.A2" office:value-type="string">
            <text:p text:style-name="P35">Data</text:p>
          </table:table-cell>
          <table:table-cell table:style-name="Table8.A2" office:value-type="string">
            <text:p text:style-name="P35"><text:span text:style-name="T42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5">Bentuk interaksi</text:p>
          </table:table-cell>
          <table:table-cell table:style-name="Table8.A3" office:value-type="string">
            <text:p text:style-name="P35">Aktivitas login/sign up.</text:p>
          </table:table-cell>
        </table:table-row>
        <table:table-row table:style-name="Table8.2">
          <table:table-cell table:style-name="Table8.A2" office:value-type="string">
            <text:p text:style-name="P39">HTTP Method</text:p>
          </table:table-cell>
          <table:table-cell table:style-name="Table8.A2" office:value-type="string">
            <text:p text:style-name="P39">- PUT</text:p>
            <text:p text:style-name="P39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2"/>
          </table:table-cell>
        </table:table-row>
      </table:table>
      <text:h text:style-name="P85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61">Teknis</text:p>
          </table:table-cell>
          <table:table-cell table:style-name="Table9.A1" office:value-type="string">
            <text:p text:style-name="P61">Progress / <text:span text:style-name="T16">Deskripsi</text:span></text:p>
          </table:table-cell>
        </table:table-row>
        <table:table-row table:style-name="Table9.2">
          <table:table-cell table:style-name="Table9.A2" office:value-type="string">
            <text:p text:style-name="P36">Data</text:p>
          </table:table-cell>
          <table:table-cell table:style-name="Table9.A2" office:value-type="string">
            <text:p text:style-name="P43">Karya berbagai ilustrator.</text:p>
          </table:table-cell>
        </table:table-row>
        <table:table-row table:style-name="Table9.2">
          <table:table-cell table:style-name="Table9.A3" office:value-type="string">
            <text:p text:style-name="P36">Bentuk interaksi</text:p>
          </table:table-cell>
          <table:table-cell table:style-name="Table9.A3" office:value-type="string">
            <text:p text:style-name="P43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40">HTTP Method</text:p>
          </table:table-cell>
          <table:table-cell table:style-name="Table9.A2" office:value-type="string">
            <text:p text:style-name="P29">- <text:span text:style-name="T37">GET</text:span></text:p>
          </table:table-cell>
        </table:table-row>
        <table:table-row>
          <table:table-cell table:style-name="Table9.A5" office:value-type="string">
            <text:p text:style-name="P49">Catatan</text:p>
          </table:table-cell>
          <table:table-cell table:style-name="Table9.A5" office:value-type="string">
            <text:p text:style-name="P49">Tabel ini kemungkinan besar akan dihapus.</text:p>
          </table:table-cell>
        </table:table-row>
      </table:table>
      <text:h text:style-name="P86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62">Teknis</text:p>
          </table:table-cell>
          <table:table-cell table:style-name="Table10.A1" office:value-type="string">
            <text:p text:style-name="P62">Progress / <text:span text:style-name="T16">Deskripsi</text:span></text:p>
          </table:table-cell>
        </table:table-row>
        <table:table-row table:style-name="Table10.2">
          <table:table-cell table:style-name="Table10.A2" office:value-type="string">
            <text:p text:style-name="P37">Data</text:p>
          </table:table-cell>
          <table:table-cell table:style-name="Table10.A2" office:value-type="string">
            <text:p text:style-name="P43">Karya-karya ilustrator.</text:p>
          </table:table-cell>
        </table:table-row>
        <table:table-row table:style-name="Table10.2">
          <table:table-cell table:style-name="Table10.A3" office:value-type="string">
            <text:p text:style-name="P37">Bentuk interaksi</text:p>
          </table:table-cell>
          <table:table-cell table:style-name="Table10.A3" office:value-type="string">
            <text:p text:style-name="P43">- Pull data untuk ditampilkan di user page <text:span text:style-name="T49">dan homepage.</text:span></text:p>
            <text:p text:style-name="P43">- <text:span text:style-name="T39">Upload </text:span><text:span text:style-name="T41">karya</text:span></text:p>
            <text:p text:style-name="P43">- <text:span text:style-name="T41">Hapus karya</text:span></text:p>
          </table:table-cell>
        </table:table-row>
        <table:table-row table:style-name="Table10.2">
          <table:table-cell table:style-name="Table10.A2" office:value-type="string">
            <text:p text:style-name="P41">HTTP Method</text:p>
          </table:table-cell>
          <table:table-cell table:style-name="Table10.A2" office:value-type="string">
            <text:p text:style-name="P30">- <text:span text:style-name="T37">GET</text:span></text:p>
            <text:p text:style-name="P30">- <text:span text:style-name="T37">PUT</text:span></text:p>
            <text:p text:style-name="P30">- <text:span text:style-name="T40">DELETE</text:span></text:p>
          </table:table-cell>
        </table:table-row>
        <table:table-row>
          <table:table-cell table:style-name="Table10.A5" office:value-type="string">
            <text:p text:style-name="P8"/>
          </table:table-cell>
          <table:table-cell table:style-name="Table10.A5" office:value-type="string">
            <text:p text:style-name="P13"/>
          </table:table-cell>
        </table:table-row>
      </table:table>
      <text:h text:style-name="P87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63">Teknis</text:p>
          </table:table-cell>
          <table:table-cell table:style-name="Table11.A1" office:value-type="string">
            <text:p text:style-name="P63">Progress / <text:span text:style-name="T16">Deskripsi</text:span></text:p>
          </table:table-cell>
        </table:table-row>
        <text:soft-page-break/>
        <table:table-row table:style-name="Table11.2">
          <table:table-cell table:style-name="Table11.A2" office:value-type="string">
            <text:p text:style-name="P38">Data</text:p>
          </table:table-cell>
          <table:table-cell table:style-name="Table11.A2" office:value-type="string">
            <text:p text:style-name="P44">Profil ilustrator.</text:p>
          </table:table-cell>
        </table:table-row>
        <table:table-row table:style-name="Table11.2">
          <table:table-cell table:style-name="Table11.A3" office:value-type="string">
            <text:p text:style-name="P38">Bentuk interaksi</text:p>
          </table:table-cell>
          <table:table-cell table:style-name="Table11.A3" office:value-type="string">
            <text:p text:style-name="P45">Pull data untuk ditampilkan di halaman user <text:span text:style-name="T43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2">HTTP Method</text:p>
          </table:table-cell>
          <table:table-cell table:style-name="Table11.A2" office:value-type="string">
            <text:p text:style-name="P31">- <text:span text:style-name="T37">GET</text:span></text:p>
            <text:p text:style-name="P31">- <text:span text:style-name="T38">PUT</text:span></text:p>
          </table:table-cell>
        </table:table-row>
        <table:table-row>
          <table:table-cell table:style-name="Table11.A5" office:value-type="string">
            <text:p text:style-name="P9"/>
          </table:table-cell>
          <table:table-cell table:style-name="Table11.A5" office:value-type="string">
            <text:p text:style-name="P14"/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31T21:55:18.678489067</dc:date>
    <meta:editing-duration>PT2H57M34S</meta:editing-duration>
    <meta:editing-cycles>193</meta:editing-cycles>
    <meta:generator>LibreOffice/7.4.7.2$Linux_X86_64 LibreOffice_project/40$Build-2</meta:generator>
    <meta:document-statistic meta:table-count="12" meta:image-count="0" meta:object-count="0" meta:page-count="6" meta:paragraph-count="155" meta:word-count="664" meta:character-count="4374" meta:non-whitespace-character-count="3876"/>
  </office:meta>
</office:document-meta>
</file>